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203cm" draw:fill="none" draw:textarea-vertical-align="middle"/>
    </style:style>
    <style:style style:name="gr4" style:family="graphic" style:parent-style-name="objectwithoutfill">
      <style:graphic-properties draw:marker-start="Arrow" draw:marker-start-width="0.203cm"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3" style:family="paragraph">
      <style:paragraph-properties fo:text-align="center"/>
      <style:text-properties fo:font-family="'DejaVu Sans Mono'" style:font-family-generic="modern" style:font-pitch="fixed" fo:font-size="12pt" style:font-size-asian="12pt" style:font-size-complex="12pt"/>
    </style:style>
    <style:style style:name="T1" style:family="text">
      <style:text-properties fo:font-family="'DejaVu Sans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921cm" svg:height="2.54cm" svg:x="6.026cm" svg:y="2.62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8" draw:id="id8" draw:layer="layout" svg:width="3.042cm" svg:height="0.747cm" svg:x="5.932cm" svg:y="3.568cm">
          <draw:text-box>
            <text:p><text:span text:style-name="T1">Супервизор</text:span></text:p>
          </draw:text-box>
        </draw:frame>
        <draw:custom-shape draw:style-name="gr1" draw:text-style-name="P1" xml:id="id11" draw:id="id11" draw:layer="layout" svg:width="3.683cm" svg:height="1.27cm" svg:x="5.619cm" svg:y="0.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3.804cm" svg:height="0.747cm" svg:x="5.551cm" svg:y="0.536cm">
          <draw:text-box>
            <text:p><text:span text:style-name="T1">Управление ЛВ</text:span></text:p>
          </draw:text-box>
        </draw:frame>
        <draw:custom-shape draw:style-name="gr1" draw:text-style-name="P1" xml:id="id2" draw:id="id2" draw:layer="layout" svg:width="3.683cm" svg:height="1.27cm" svg:x="5.693cm" svg:y="6.2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96cm" svg:height="1.243cm" svg:x="5.945cm" svg:y="6.301cm">
          <draw:text-box>
            <text:p text:style-name="P1"><text:span text:style-name="T1">Обработчик </text:span></text:p>
            <text:p text:style-name="P1"><text:span text:style-name="T1">формул</text:span></text:p>
          </draw:text-box>
        </draw:frame>
        <draw:frame draw:style-name="gr2" draw:text-style-name="P3" draw:layer="layout" svg:width="4.058cm" svg:height="1.243cm" svg:x="0.345cm" svg:y="5.302cm">
          <draw:text-box>
            <text:p text:style-name="P1"><text:span text:style-name="T1">Индексирование</text:span></text:p>
            <text:p text:style-name="P1"><text:span text:style-name="T1">выражений</text:span></text:p>
          </draw:text-box>
        </draw:frame>
        <draw:custom-shape draw:style-name="gr1" draw:text-style-name="P1" xml:id="id3" draw:id="id3" draw:layer="layout" svg:width="3.683cm" svg:height="1.27cm" svg:x="0.567cm" svg:y="5.2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683cm" svg:height="1.27cm" svg:x="0.541cm" svg:y="7.2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2cm" svg:height="1.243cm" svg:x="0.945cm" svg:y="7.303cm">
          <draw:text-box>
            <text:p text:style-name="P1"><text:span text:style-name="T1">Разделение</text:span></text:p>
            <text:p text:style-name="P1"><text:span text:style-name="T1">данных</text:span></text:p>
          </draw:text-box>
        </draw:frame>
        <draw:custom-shape draw:style-name="gr1" draw:text-style-name="P1" xml:id="id5" draw:id="id5" draw:layer="layout" svg:width="2.921cm" svg:height="1.27cm" svg:x="1.162cm" svg:y="0.2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2cm" svg:height="0.747cm" svg:x="1.051cm" svg:y="0.537cm">
          <draw:text-box>
            <text:p><text:span text:style-name="T1">Интерфейсы</text:span></text:p>
          </draw:text-box>
        </draw:frame>
        <draw:custom-shape draw:style-name="gr1" draw:text-style-name="P1" xml:id="id1" draw:id="id1" draw:layer="layout" svg:width="3.683cm" svg:height="1.66cm" svg:x="10.293cm" svg:y="1.3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96cm" svg:height="1.739cm" svg:x="10.551cm" svg:y="1.338cm">
          <draw:text-box>
            <text:p text:style-name="P1"><text:span text:style-name="T1">Поиск </text:span></text:p>
            <text:p text:style-name="P1"><text:span text:style-name="T1">ответных</text:span></text:p>
            <text:p text:style-name="P1"><text:span text:style-name="T1">подстановок</text:span></text:p>
          </draw:text-box>
        </draw:frame>
        <draw:custom-shape draw:style-name="gr1" draw:text-style-name="P1" xml:id="id9" draw:id="id9" draw:layer="layout" svg:width="3.302cm" svg:height="1.016cm" svg:x="1.289cm" svg:y="3.41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2" draw:id="id12" draw:layer="layout" svg:width="3.296cm" svg:height="0.747cm" svg:x="1.295cm" svg:y="3.537cm">
          <draw:text-box>
            <text:p text:style-name="P1"><text:span text:style-name="T1">Трансляторы</text:span></text:p>
          </draw:text-box>
        </draw:frame>
        <draw:custom-shape draw:style-name="gr1" draw:text-style-name="P1" xml:id="id7" draw:id="id7" draw:layer="layout" svg:width="3.683cm" svg:height="1.66cm" svg:x="10.341cm" svg:y="4.24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88cm" svg:height="1.243cm" svg:x="10.89cm" svg:y="4.403cm">
          <draw:text-box>
            <text:p text:style-name="P1"><text:span text:style-name="T1">Выборщик </text:span></text:p>
            <text:p text:style-name="P1"><text:span text:style-name="T1">стратегий</text:span></text:p>
          </draw:text-box>
        </draw:frame>
        <draw:connector draw:style-name="gr3" draw:text-style-name="P1" draw:layer="layout" svg:x1="13.976cm" svg:y1="2.204cm" svg:x2="9.376cm" svg:y2="6.909cm" draw:start-shape="id1" draw:start-glue-point="1" draw:end-shape="id2" draw:end-glue-point="1" svg:d="m13976 2204h525v4705h-5125">
          <text:p/>
        </draw:connector>
        <draw:connector draw:style-name="gr4" draw:text-style-name="P1" draw:layer="layout" draw:type="line" svg:x1="4.25cm" svg:y1="5.836cm" svg:x2="5.693cm" svg:y2="6.909cm" draw:start-shape="id3" draw:start-glue-point="1" draw:end-shape="id2" draw:end-glue-point="3" svg:d="m4250 5836 1443 1073">
          <text:p/>
        </draw:connector>
        <draw:connector draw:style-name="gr4" draw:text-style-name="P1" draw:layer="layout" draw:type="line" svg:x1="5.693cm" svg:y1="6.909cm" svg:x2="4.224cm" svg:y2="7.91cm" draw:start-shape="id2" draw:start-glue-point="3" draw:end-shape="id4" draw:end-glue-point="1" svg:d="m5693 6909-1469 1001">
          <text:p/>
        </draw:connector>
        <draw:connector draw:style-name="gr4" draw:text-style-name="P1" draw:layer="layout" draw:type="line" svg:x1="4.083cm" svg:y1="0.909cm" svg:x2="5.551cm" svg:y2="0.909cm" draw:start-shape="id5" draw:start-glue-point="1" draw:end-shape="id6" draw:end-glue-point="3" svg:d="m4083 909h1468">
          <text:p/>
        </draw:connector>
        <draw:connector draw:style-name="gr4" draw:text-style-name="P1" draw:layer="layout" svg:x1="10.341cm" svg:y1="5.079cm" svg:x2="8.974cm" svg:y2="3.941cm" draw:start-shape="id7" draw:start-glue-point="3" draw:end-shape="id8" draw:end-glue-point="1" svg:d="m10341 5079h-697v-1138h-670">
          <text:p/>
        </draw:connector>
        <draw:connector draw:style-name="gr4" draw:text-style-name="P1" draw:layer="layout" svg:x1="2.622cm" svg:y1="1.544cm" svg:x2="2.94cm" svg:y2="3.41cm" draw:start-shape="id5" draw:start-glue-point="2" draw:end-shape="id9" draw:end-glue-point="0" svg:d="m2622 1544v933h318v933">
          <text:p/>
        </draw:connector>
        <draw:connector draw:style-name="gr4" draw:text-style-name="P1" draw:layer="layout" draw:type="line" svg:x1="7.486cm" svg:y1="2.626cm" svg:x2="7.46cm" svg:y2="1.57cm" draw:start-shape="id10" draw:start-glue-point="0" draw:end-shape="id11" draw:end-glue-point="2" svg:d="m7486 2626-26-1056">
          <text:p/>
        </draw:connector>
        <draw:connector draw:style-name="gr4" draw:text-style-name="P1" draw:layer="layout" draw:type="line" svg:x1="6.026cm" svg:y1="3.896cm" svg:x2="4.591cm" svg:y2="3.91cm" draw:start-shape="id10" draw:start-glue-point="3" draw:end-shape="id12" draw:end-glue-point="1" svg:d="m6026 3896-1435 14">
          <text:p/>
        </draw:connector>
        <draw:connector draw:style-name="gr4" draw:text-style-name="P1" draw:layer="layout" draw:type="line" svg:x1="7.486cm" svg:y1="5.166cm" svg:x2="7.534cm" svg:y2="6.274cm" draw:start-shape="id10" draw:start-glue-point="2" draw:end-shape="id2" draw:end-glue-point="0" svg:d="m7486 5166 48 1108">
          <text:p/>
        </draw:connector>
        <draw:connector draw:style-name="gr4" draw:text-style-name="P1" draw:layer="layout" draw:type="line" svg:x1="8.974cm" svg:y1="3.941cm" svg:x2="10.293cm" svg:y2="2.204cm" draw:start-shape="id8" draw:start-glue-point="1" draw:end-shape="id1" svg:d="m8974 3941 1319-17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25T12:51:32</dc:date>
    <meta:editing-duration>PT4H13M11S</meta:editing-duration>
    <meta:editing-cycles>17</meta:editing-cycles>
    <meta:document-statistic meta:object-count="28"/>
  </office:meta>
</office:document-meta>
</file>